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7143" officeooo:paragraph-rsid="000e71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Example 2-3. Mapper for the maximum temperature example</text:p>
      <text:p text:style-name="P1">import java.io.IOException;</text:p>
      <text:p text:style-name="P1">import org.apache.hadoop.io.IntWritable;</text:p>
      <text:p text:style-name="P1">import org.apache.hadoop.io.LongWritable;</text:p>
      <text:p text:style-name="P1">import org.apache.hadoop.io.Text;</text:p>
      <text:p text:style-name="P1">import org.apache.hadoop.mapreduce.Mapper;</text:p>
      <text:p text:style-name="P1"/>
      <text:p text:style-name="P1">public class MaxTemperatureMapper</text:p>
      <text:p text:style-name="P1">extends Mapper&lt;LongWritable, Text, Text, IntWritable&gt; {</text:p>
      <text:p text:style-name="P1">private static final int MISSING = 9999;</text:p>
      <text:p text:style-name="P1">@Override</text:p>
      <text:p text:style-name="P1">public void map(LongWritable key, Text value, Context context)</text:p>
      <text:p text:style-name="P1">throws IOException, InterruptedException {</text:p>
      <text:p text:style-name="P1">String line = value.toString();</text:p>
      <text:p text:style-name="P1">String year = line.substring(15, 19);</text:p>
      <text:p text:style-name="P1">int airTemperature;</text:p>
      <text:p text:style-name="P1">if (line.charAt(87) == '+') { // parseInt doesn't like leading plus signs</text:p>
      <text:p text:style-name="P1">airTemperature = Integer.parseInt(line.substring(88, 92));</text:p>
      <text:p text:style-name="P1">} else {</text:p>
      <text:p text:style-name="P1">airTemperature = Integer.parseInt(line.substring(87, 92));</text:p>
      <text:p text:style-name="P1">}</text:p>
      <text:p text:style-name="P1">String quality = line.substring(92, 93);</text:p>
      <text:p text:style-name="P1">24</text:p>
      <text:p text:style-name="P1">|</text:p>
      <text:p text:style-name="P1">Chapter 2: MapReduceif (airTemperature != MISSING &amp;&amp; quality.matches("[01459]")) {</text:p>
      <text:p text:style-name="P1">context.write(new Text(year), new IntWritable(airTemperature));</text:p>
      <text:p text:style-name="P1">}</text:p>
      <text:p text:style-name="P1">}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22:40:11.483770151</meta:creation-date>
    <dc:date>2017-05-14T22:45:56.745753762</dc:date>
    <meta:editing-duration>PT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8" meta:word-count="105" meta:character-count="988" meta:non-whitespace-character-count="880"/>
  </office:meta>
</office:document-meta>
</file>